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34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8"/>
        <table:table-column table:style-name="co1" table:default-cell-style-name="ce10"/>
        <table:table-column table:style-name="co2" table:default-cell-style-name="ce11"/>
        <table:table-column table:style-name="co3" table:default-cell-style-name="Default"/>
        <table:table-row table:style-name="ro1">
          <table:table-cell table:style-name="ce5" office:value-type="string" calcext:value-type="string" table:number-columns-spanned="8" table:number-rows-spanned="1">
            <text:p>Crowd PETS09</text:p>
          </table:table-cell>
          <table:covered-table-cell table:number-columns-repeated="7"/>
        </table:table-row>
        <table:table-row table:style-name="ro1">
          <table:table-cell table:style-name="ce2" office:value-type="string" calcext:value-type="string" table:number-columns-spanned="4" table:number-rows-spanned="1">
            <text:p>Video File</text:p>
          </table:table-cell>
          <table:covered-table-cell table:number-columns-repeated="3"/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Real Count</text:p>
          </table:table-cell>
          <table:table-cell table:style-name="ce4" office:value-type="string" calcext:value-type="string">
            <text:p>Analysis Status</text:p>
          </table:table-cell>
          <table:table-cell table:style-name="ce4" office:value-type="string" calcext:value-type="string">
            <text:p>Default Parameters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S0_Regular_Flow_Time_13-57_View_001</text:p>
          </table:table-cell>
          <table:covered-table-cell table:number-columns-repeated="3"/>
          <table:table-cell table:style-name="Default"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0_Regular_Flow_Time_13-57_View_002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0_Regular_Flow_Time_13-57_View_003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0_Regular_Flow_Time_13-57_View_004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0_Regular_Flow_Time_13-59_View_001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0_Regular_Flow_Time_13-59_View_002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0_Regular_Flow_Time_13-59_View_003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0_Regular_Flow_Time_13-59_View_004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0_Regular_Flow_Time_14-03_View_001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8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2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6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4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0_Regular_Flow_Time_14-03_View_002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8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2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6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40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0_Regular_Flow_Time_14-03_View_003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8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2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6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40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0_Regular_Flow_Time_14-03_View_004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8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2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6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40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0_Regular_Flow_Time_14-06_View_001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0_Regular_Flow_Time_14-06_View_002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0_Regular_Flow_Time_14-06_View_003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0_Regular_Flow_Time_14-06_View_004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0_Regular_Flow_Time_14-29_View_001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0_Regular_Flow_Time_14-29_View_002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0_Regular_Flow_Time_14-29_View_003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0_Regular_Flow_Time_14-29_View_004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1_L1_Time_13-57_View_001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1_L1_Time_13-57_View_002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1_L1_Time_13-57_View_003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1_L1_Time_13-57_View_004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1_L1_Time_13-59_View_001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1_L1_Time_13-59_View_002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1_L1_Time_13-59_View_003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1_L1_Time_13-59_View_004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1_L2_Time_14-06_View_001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1_L2_Time_14-06_View_002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1_L2_Time_14-06_View_003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1_L2_Time_14-06_View_004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1-L2_Time_14-31_View_001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1-L2_Time_14-31_View_002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1-L2_Time_14-31_View_003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1-L2_Time_14-31_View_004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1_L3_Time_14-17_View_001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1_L3_Time_14-17_View_002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1_L3_Time_14-17_View_003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1_L3_Time_14-17_View_004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1_L3_Time_14-33_View_001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8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2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1_L3_Time_14-33_View_002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8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2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1_L3_Time_14-33_View_003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8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2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1_L3_Time_14-33_View_004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8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2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2_L1_Time_12-34_View_001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6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4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4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48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52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56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60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64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68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72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76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2_L1_Time_12-34_View_003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8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2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6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40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44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48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52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56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60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64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68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72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76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2_L1_Time_12-34_View_004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2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6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40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44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48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52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56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60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64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6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72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76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2_L1_Time_12-34_View_005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8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6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4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4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48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5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56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6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68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7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76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2_L1_Time_12-34_View_006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8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6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4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4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48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5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56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6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6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68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7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76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2_L1_Time_12-34_View_007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2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6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4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4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48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5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56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60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64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6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72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76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2_L1_Time_12-34_View_008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8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6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40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44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4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5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56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6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64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68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7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76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2_L2_Time_14-55_View_001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8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2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6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40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2_L2_Time_14-55_View_002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8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2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6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40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2_L2_Time_14-55_View_003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8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2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6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40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2_L2_Time_14-55_View_004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8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2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6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40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2_L3_Time_14-41_View_001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3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2_L3_Time_14-41_View_002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39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2_L3_Time_14-41_View_003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3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2_L3_Time_14-41_View_004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39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High_Level_Time_14-16_View_001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High_Level_Time_14-16_View_002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High_Level_Time_14-16_View_003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High_Level_Time_14-16_View_004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1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High_Level_Time_14-27_View_001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8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2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High_Level_Time_14-27_View_002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8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2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High_Level_Time_14-27_View_003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8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2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High_Level_Time_14-27_View_004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8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2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High_Level_Time_14-31_View_001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High_Level_Time_14-31_View_002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High_Level_Time_14-31_View_003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High_Level_Time_14-31_View_004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High_Level_Time_14-33_View_001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8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2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6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High_Level_Time_14-33_View_002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8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2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6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High_Level_Time_14-33_View_003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8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2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6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High_Level_Time_14-33_View_004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4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8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2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36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Multiple_Flow_Time_12-43_View_001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Multiple_Flow_Time_12-43_View_002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Multiple_Flow_Time_12-43_View_005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Multiple_Flow_Time_12-43_View_006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Multiple_Flow_Time_12-43_View_007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Multiple_Flow_Time_12-43_View_008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Multiple_Flow_Time_14-13_View_001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Multiple_Flow_Time_14-13_View_002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Multiple_Flow_Time_14-13_View_003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Multiple_Flow_Time_14-13_View_004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20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Multiple_Flow_Time_14-37_View_001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Multiple_Flow_Time_14-37_View_002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Multiple_Flow_Time_14-37_View_003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Multiple_Flow_Time_14-37_View_004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Multiple_Flow_Time_14-46_View_001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Multiple_Flow_Time_14-46_View_002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Multiple_Flow_Time_14-46_View_003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Multiple_Flow_Time_14-46_View_004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2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16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Multiple_Flow_Time_14-52_View_001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Multiple_Flow_Time_14-52_View_002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Multiple_Flow_Time_14-52_View_003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3_Multiple_Flow_Time_14-52_View_004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varies/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rame_000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4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ame_008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 table:number-rows-repeated="104778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/00/0000</text:date>, <text:time style:data-style-name="N2" text:time-value="19:46:11.2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00:08:22.828000000</meta:creation-date>
    <dc:date>2018-03-08T21:18:25.359000000</dc:date>
    <meta:editing-duration>PT4H37M39S</meta:editing-duration>
    <meta:editing-cycles>9</meta:editing-cycles>
    <meta:generator>LibreOffice/6.0.1.1$Windows_X86_64 LibreOffice_project/60bfb1526849283ce2491346ed2aa51c465abfe6</meta:generator>
    <meta:document-statistic meta:table-count="1" meta:cell-count="1578" meta:object-count="0"/>
  </office:meta>
</office:document-meta>
</file>